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oien S.A. Sworn Declaration</text:span></text:h>
      <text:p text:style-name="Text_20_body"><text:span text:style-name="Strong_20_Emphasis">[Company Letterhead]</text:span></text:p>
      <text:p text:style-name="Text_20_body"><text:span text:style-name="Strong_20_Emphasis">Sworn Declaration</text:span></text:p>
      <text:p text:style-name="Text_20_body">I, [Full Name], born on [Date of Birth], residing at [Address], in my capacity as the Legal Representative of Moien S.A., hereby solemnly declare and affirm the following:</text:p>
      <text:list text:style-name="L1">
        <text:list-item>
          <text:p text:style-name="P1"><text:span text:style-name="Strong_20_Emphasis">Truthfulness and Accuracy:</text:span></text:p>
          <text:list>
            <text:list-item>
              <text:p text:style-name="P2">All information provided to Mangopay is true, accurate, and complete to the best of my knowledge.</text:p>
            </text:list-item>
          </text:list>
        </text:list-item>
        <text:list-item>
          <text:p text:style-name="P1"><text:span text:style-name="Strong_20_Emphasis">Compliance:</text:span></text:p>
          <text:list>
            <text:list-item>
              <text:p text:style-name="P2">The Company complies with all applicable laws and regulations related to anti-money laundering (AML) and anti-fraud measures.</text:p>
            </text:list-item>
          </text:list>
        </text:list-item>
        <text:list-item>
          <text:p text:style-name="P1"><text:span text:style-name="Strong_20_Emphasis">Authority:</text:span></text:p>
          <text:list>
            <text:list-item>
              <text:p text:style-name="P2">I have the full authority to enter into this declaration on behalf of Moien S.A.</text:p>
            </text:list-item>
          </text:list>
        </text:list-item>
        <text:list-item>
          <text:p text:style-name="P1"><text:span text:style-name="Strong_20_Emphasis">Updates:</text:span></text:p>
          <text:list>
            <text:list-item>
              <text:p text:style-name="P2">I commit to informing Mangopay of any changes to the information provided in this declaration promptly and in a timely manner.</text:p>
            </text:list-item>
          </text:list>
        </text:list-item>
        <text:list-item>
          <text:p text:style-name="P1"><text:span text:style-name="Strong_20_Emphasis">Responsibility:</text:span></text:p>
          <text:list>
            <text:list-item>
              <text:p text:style-name="P1">I accept full responsibility for any inaccuracies or omissions in the information provided.</text:p>
            </text:list-item>
          </text:list>
        </text:list-item>
      </text:list>
      <text:p text:style-name="Text_20_body"><text:span text:style-name="Strong_20_Emphasis">Date:</text:span> [Insert Date]</text:p>
      <text:p text:style-name="Text_20_body"><text:span text:style-name="Strong_20_Emphasis">Place:</text:span> [City], Luxembourg</text:p>
      <text:p text:style-name="Text_20_body"><text:span text:style-name="Strong_20_Emphasis">Signature:</text:span></text:p>
      <text:p text:style-name="Horizontal_20_Line"/>
      <text:p text:style-name="Text_20_body">[Full Name]<text:line-break/>Legal Representative<text:line-break/>Moien S.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09:44:51.888000000</meta:creation-date>
    <meta:generator>LibreOffice/24.2.3.2$Windows_X86_64 LibreOffice_project/433d9c2ded56988e8a90e6b2e771ee4e6a5ab2ba</meta:generator>
    <dc:date>2024-09-27T12:06:16.823000000</dc:date>
    <meta:editing-duration>PT35S</meta:editing-duration>
    <meta:editing-cycles>2</meta:editing-cycles>
    <meta:document-statistic meta:table-count="0" meta:image-count="0" meta:object-count="0" meta:page-count="1" meta:paragraph-count="18" meta:word-count="148" meta:character-count="937" meta:non-whitespace-character-count="817"/>
  </office:meta>
</office:document-meta>
</file>